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transparent"/>
      <style:text-properties fo:color="#70AD47"/>
    </style:style>
    <style:style style:name="ce10" style:family="table-cell" style:parent-style-name="Default" style:data-style-name="N0">
      <style:table-cell-properties fo:background-color="transparent"/>
      <style:text-properties fo:color="#ED7D31"/>
    </style:style>
    <style:style style:name="ce11" style:family="table-cell" style:parent-style-name="Default" style:data-style-name="N0">
      <style:table-cell-properties fo:background-color="transparent"/>
      <style:text-properties fo:color="#833C0C"/>
    </style:style>
    <style:style style:name="ce12" style:family="table-cell" style:parent-style-name="Default" style:data-style-name="N0">
      <style:text-properties fo:color="#5B9BD5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e20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20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8">
            <text:p>Tarpaud</text:p>
          </table:table-cell>
          <table:table-cell table:style-name="ce4"/>
          <table:table-cell office:value-type="string" table:style-name="ce4">
            <text:p>Eau / Glace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9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office:value-type="string" table:style-name="ce7">
            <text:p>Ischwa Island</text:p>
          </table:table-cell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8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10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8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1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20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20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2">
            <text:p>190</text:p>
          </table:table-cell>
          <table:table-cell office:value-type="float" office:value="250" table:formula="of:=125*2" table:style-name="ce12">
            <text:p>25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290" table:formula="of:=145*2" table:style-name="ce12">
            <text:p>290</text:p>
          </table:table-cell>
          <table:table-cell office:value-type="float" office:value="170" table:formula="of:=85*2" table:style-name="ce12">
            <text:p>170</text:p>
          </table:table-cell>
          <table:table-cell table:style-name="ce1"/>
          <table:table-cell office:value-type="float" office:value="1280" table:formula="of:=[.F8]+[.G8]+[.H8]+[.I8]+[.J8]+[.K8]" table:style-name="ce13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8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10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8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9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8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2">
            <text:p>203</text:p>
          </table:table-cell>
          <table:table-cell office:value-type="float" office:value="335" table:formula="of:=160*2+7+8" table:style-name="ce12">
            <text:p>33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2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office:value-type="string" table:style-name="ce7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8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9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8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2">
            <text:p>143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90*2" table:style-name="ce12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4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3-20T11:44:41Z</meta:creation-date>
    <dc:date>2023-06-28T15:57:32Z</dc:date>
    <meta:editing-duration>PT0S</meta:editing-duration>
  </office:meta>
</office:document-meta>
</file>